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toine</text:p>
          </table:table-cell>
          <table:table-cell office:value-type="float" office:value="77186" calcext:value-type="float">
            <text:p>77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ielle</text:p>
          </table:table-cell>
          <table:table-cell office:value-type="float" office:value="75116" calcext:value-type="float">
            <text:p>75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float" office:value="94041" calcext:value-type="float">
            <text:p>94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édric</text:p>
          </table:table-cell>
          <table:table-cell office:value-type="float" office:value="93046" calcext:value-type="float">
            <text:p>93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lphine</text:p>
          </table:table-cell>
          <table:table-cell office:value-type="float" office:value="29000" calcext:value-type="float">
            <text:p>29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mma-Kimo</text:p>
          </table:table-cell>
          <table:table-cell office:value-type="float" office:value="77288" calcext:value-type="float">
            <text:p>77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lalie</text:p>
          </table:table-cell>
          <table:table-cell office:value-type="float" office:value="12145" calcext:value-type="float">
            <text:p>12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nice</text:p>
          </table:table-cell>
          <table:table-cell office:value-type="float" office:value="92024" calcext:value-type="float">
            <text:p>92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86066" calcext:value-type="float">
            <text:p>86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ma abdoul</text:p>
          </table:table-cell>
          <table:table-cell office:value-type="float" office:value="92063" calcext:value-type="float">
            <text:p>92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float" office:value="95394" calcext:value-type="float">
            <text:p>953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liass</text:p>
          </table:table-cell>
          <table:table-cell office:value-type="float" office:value="93030" calcext:value-type="float">
            <text:p>93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abela</text:p>
          </table:table-cell>
          <table:table-cell office:value-type="float" office:value="75118" calcext:value-type="float">
            <text:p>75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udig</text:p>
          </table:table-cell>
          <table:table-cell office:value-type="float" office:value="97209" calcext:value-type="float">
            <text:p>97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liette</text:p>
          </table:table-cell>
          <table:table-cell office:value-type="float" office:value="17300" calcext:value-type="float">
            <text:p>17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lain</text:p>
          </table:table-cell>
          <table:table-cell office:value-type="float" office:value="66136" calcext:value-type="float">
            <text:p>66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éa</text:p>
          </table:table-cell>
          <table:table-cell office:value-type="float" office:value="94080" calcext:value-type="float">
            <text:p>94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56260" calcext:value-type="float">
            <text:p>56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guette</text:p>
          </table:table-cell>
          <table:table-cell office:value-type="float" office:value="75056" calcext:value-type="float">
            <text:p>75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leck</text:p>
          </table:table-cell>
          <table:table-cell office:value-type="float" office:value="64445" calcext:value-type="float">
            <text:p>644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ie-esther</text:p>
          </table:table-cell>
          <table:table-cell office:value-type="float" office:value="17136" calcext:value-type="float">
            <text:p>17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srîn</text:p>
          </table:table-cell>
          <table:table-cell office:value-type="float" office:value="78621" calcext:value-type="float">
            <text:p>786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float" office:value="92044" calcext:value-type="float">
            <text:p>92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a</text:p>
          </table:table-cell>
          <table:table-cell office:value-type="float" office:value="94041" calcext:value-type="float">
            <text:p>94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o</text:p>
          </table:table-cell>
          <table:table-cell office:value-type="float" office:value="19062" calcext:value-type="float">
            <text:p>19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lma</text:p>
          </table:table-cell>
          <table:table-cell office:value-type="float" office:value="92036" calcext:value-type="float">
            <text:p>92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rigne</text:p>
          </table:table-cell>
          <table:table-cell office:value-type="float" office:value="93014" calcext:value-type="float">
            <text:p>93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phan</text:p>
          </table:table-cell>
          <table:table-cell office:value-type="float" office:value="61214" calcext:value-type="float">
            <text:p>61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bault</text:p>
          </table:table-cell>
          <table:table-cell office:value-type="float" office:value="59599" calcext:value-type="float">
            <text:p>595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a</text:p>
          </table:table-cell>
          <table:table-cell office:value-type="float" office:value="65286" calcext:value-type="float">
            <text:p>65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bor</text:p>
          </table:table-cell>
          <table:table-cell office:value-type="float" office:value="92002" calcext:value-type="float">
            <text:p>92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toine</text:p>
          </table:table-cell>
          <table:table-cell office:value-type="float" office:value="20004" calcext:value-type="float">
            <text:p>20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naud</text:p>
          </table:table-cell>
          <table:table-cell office:value-type="float" office:value="78551" calcext:value-type="float">
            <text:p>785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DE JAYZY </text:p>
          </table:table-cell>
          <table:table-cell office:value-type="float" office:value="75056" calcext:value-type="float">
            <text:p>750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rore</text:p>
          </table:table-cell>
          <table:table-cell office:value-type="float" office:value="75117" calcext:value-type="float">
            <text:p>751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yrano</text:p>
          </table:table-cell>
          <table:table-cell office:value-type="float" office:value="75017" calcext:value-type="float">
            <text:p>75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ia</text:p>
          </table:table-cell>
          <table:table-cell office:value-type="float" office:value="92048" calcext:value-type="float">
            <text:p>920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ias</text:p>
          </table:table-cell>
          <table:table-cell office:value-type="float" office:value="75112" calcext:value-type="float">
            <text:p>75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93051" calcext:value-type="float">
            <text:p>93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ulia</text:p>
          </table:table-cell>
          <table:table-cell office:value-type="float" office:value="75112" calcext:value-type="float">
            <text:p>75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yat</text:p>
          </table:table-cell>
          <table:table-cell office:value-type="float" office:value="93066" calcext:value-type="float">
            <text:p>930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hsenne</text:p>
          </table:table-cell>
          <table:table-cell office:value-type="float" office:value="75056" calcext:value-type="float">
            <text:p>750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eanne</text:p>
          </table:table-cell>
          <table:table-cell office:value-type="float" office:value="92002" calcext:value-type="float">
            <text:p>92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BOR DIAMA</text:p>
          </table:table-cell>
          <table:table-cell office:value-type="float" office:value="59350" calcext:value-type="float">
            <text:p>59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a</text:p>
          </table:table-cell>
          <table:table-cell office:value-type="float" office:value="77249" calcext:value-type="float">
            <text:p>772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3028" calcext:value-type="float">
            <text:p>13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float" office:value="94016" calcext:value-type="float">
            <text:p>94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oua</text:p>
          </table:table-cell>
          <table:table-cell office:value-type="float" office:value="75112" calcext:value-type="float">
            <text:p>75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élissa</text:p>
          </table:table-cell>
          <table:table-cell office:value-type="float" office:value="75112" calcext:value-type="float">
            <text:p>75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'deye-tida</text:p>
          </table:table-cell>
          <table:table-cell office:value-type="float" office:value="75120" calcext:value-type="float">
            <text:p>75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rjes</text:p>
          </table:table-cell>
          <table:table-cell office:value-type="float" office:value="13056" calcext:value-type="float">
            <text:p>130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colas</text:p>
          </table:table-cell>
          <table:table-cell office:value-type="float" office:value="94079" calcext:value-type="float">
            <text:p>940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yan</text:p>
          </table:table-cell>
          <table:table-cell office:value-type="string" calcext:value-type="string">
            <text:p>2B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baliyame</text:p>
          </table:table-cell>
          <table:table-cell office:value-type="float" office:value="95585" calcext:value-type="float">
            <text:p>955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mihah</text:p>
          </table:table-cell>
          <table:table-cell office:value-type="float" office:value="91223" calcext:value-type="float">
            <text:p>91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ffi wade</text:p>
          </table:table-cell>
          <table:table-cell office:value-type="float" office:value="59350" calcext:value-type="float">
            <text:p>59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float" office:value="94160" calcext:value-type="float">
            <text:p>9416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Feuille1.A1:Feuille1.C5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8T13:13:15.132586100</meta:creation-date>
    <dc:date>2025-03-28T17:58:53.767526100</dc:date>
    <meta:editing-duration>PT1H3M20S</meta:editing-duration>
    <meta:editing-cycles>3</meta:editing-cycles>
    <meta:generator>LibreOffice/25.2.1.2$Windows_X86_64 LibreOffice_project/d3abf4aee5fd705e4a92bba33a32f40bc4e56f49</meta:generator>
    <meta:document-statistic meta:table-count="1" meta:cell-count="171" meta:object-count="0"/>
  </office:meta>
</office:document-meta>
</file>